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figuration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setPropertyMap( Map &lt; String , Object &gt;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.getPropertyMa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.getProperty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figuration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nfiguration.addConfiguration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valid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.removeProperty( Property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compareTo( Configuration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addProperty( 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uration.has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setProperties( Collection &lt; Property &gt; prop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figuration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figuration.removePropert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uration.appendProperties( StringBuilder 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